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2.928in"/>
    </style:style>
    <style:style style:name="co6" style:family="table-column">
      <style:table-column-properties fo:break-before="auto" style:column-width="2.88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18"/>
    <style:style style:name="ce4" style:family="table-cell" style:parent-style-name="Default" style:data-style-name="N118">
      <style:table-cell-properties fo:background-color="#008000"/>
    </style:style>
    <style:style style:name="ce5" style:family="table-cell" style:parent-style-name="Default" style:data-style-name="N118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9" table:default-cell-style-name="Default"/>
        <table:table-row table:style-name="ro1">
          <table:table-cell office:value-type="string">
            <text:p>Light Distance</text:p>
          </table:table-cell>
          <table:table-cell table:style-name="Default" office:value-type="string">
            <text:p>Kilometers</text:p>
          </table:table-cell>
          <table:table-cell table:style-name="Default" office:value-type="string">
            <text:p>Meters</text:p>
          </table:table-cell>
          <table:table-cell table:style-name="Default" office:value-type="string">
            <text:p>Centimeters</text:p>
          </table:table-cell>
          <table:table-cell table:style-name="Default" office:value-type="string">
            <text:p>Inches</text:p>
          </table:table-cell>
          <table:table-cell table:number-columns-repeated="1019"/>
        </table:table-row>
        <table:table-row table:style-name="ro1">
          <table:table-cell office:value-type="string">
            <text:p>Light Year</text:p>
          </table:table-cell>
          <table:table-cell office:value-type="float" office:value="9.4607304725808E+015">
            <text:p>9,460,730,472,580,800.000000000000</text:p>
          </table:table-cell>
          <table:table-cell table:formula="of:=[.B2]*1000" office:value-type="float" office:value="9.4607304725808E+018">
            <text:p>9,460,730,472,580,800,000.000000000000</text:p>
          </table:table-cell>
          <table:table-cell table:formula="of:=[.C2]*100" office:value-type="float" office:value="9.4607304725808E+020">
            <text:p>946,073,047,258,080,000,000.000000000000</text:p>
          </table:table-cell>
          <table:table-cell table:formula="of:=[.D2]/2.54" office:value-type="float" office:value="3.72469703644913E+020">
            <text:p>372,469,703,644,913,000,000.000000000000</text:p>
          </table:table-cell>
          <table:table-cell table:number-columns-repeated="1019"/>
        </table:table-row>
        <table:table-row table:style-name="ro1">
          <table:table-cell office:value-type="string">
            <text:p>Light Month</text:p>
          </table:table-cell>
          <table:table-cell table:formula="of:=[.B2]/12" office:value-type="float" office:value="788394206048400">
            <text:p>788,394,206,048,400.000000000000</text:p>
          </table:table-cell>
          <table:table-cell table:formula="of:=[.B3]*1000" office:value-type="float" office:value="7.883942060484E+017">
            <text:p>788,394,206,048,400,000.000000000000</text:p>
          </table:table-cell>
          <table:table-cell table:formula="of:=[.C3]/100" office:value-type="float" office:value="7.883942060484E+015">
            <text:p>7,883,942,060,484,000.000000000000</text:p>
          </table:table-cell>
          <table:table-cell table:formula="of:=[.D3]/2.54" office:value-type="float" office:value="3.10391419704094E+015">
            <text:p>3,103,914,197,040,940.000000000000</text:p>
          </table:table-cell>
          <table:table-cell table:number-columns-repeated="1019"/>
        </table:table-row>
        <table:table-row table:style-name="ro1">
          <table:table-cell office:value-type="string">
            <text:p>Light Week</text:p>
          </table:table-cell>
          <table:table-cell table:formula="of:=[.B3]/4" office:value-type="float" office:value="197098551512100">
            <text:p>197,098,551,512,100.000000000000</text:p>
          </table:table-cell>
          <table:table-cell table:formula="of:=[.B4]*1000" office:value-type="float" office:value="1.970985515121E+017">
            <text:p>197,098,551,512,100,000.000000000000</text:p>
          </table:table-cell>
          <table:table-cell table:formula="of:=[.C4]/100" office:value-type="float" office:value="1.970985515121E+015">
            <text:p>1,970,985,515,121,000.000000000000</text:p>
          </table:table-cell>
          <table:table-cell table:formula="of:=[.D4]/2.54" office:value-type="float" office:value="775978549260236">
            <text:p>775,978,549,260,236.000000000000</text:p>
          </table:table-cell>
          <table:table-cell table:number-columns-repeated="1019"/>
        </table:table-row>
        <table:table-row table:style-name="ro1">
          <table:table-cell office:value-type="string">
            <text:p>Light Day</text:p>
          </table:table-cell>
          <table:table-cell table:formula="of:=[.B4]/7" office:value-type="float" office:value="28156935930300">
            <text:p>28,156,935,930,300.000000000000</text:p>
          </table:table-cell>
          <table:table-cell table:formula="of:=[.B5]*1000" office:value-type="float" office:value="2.81569359303E+016">
            <text:p>28,156,935,930,300,000.000000000000</text:p>
          </table:table-cell>
          <table:table-cell table:formula="of:=[.C5]/100" office:value-type="float" office:value="281569359303000">
            <text:p>281,569,359,303,000.000000000000</text:p>
          </table:table-cell>
          <table:table-cell table:formula="of:=[.D5]/2.54" office:value-type="float" office:value="110854078465748">
            <text:p>110,854,078,465,748.000000000000</text:p>
          </table:table-cell>
          <table:table-cell table:number-columns-repeated="1019"/>
        </table:table-row>
        <table:table-row table:style-name="ro1">
          <table:table-cell office:value-type="string">
            <text:p>Light Hour</text:p>
          </table:table-cell>
          <table:table-cell table:formula="of:=[.B5]/24" office:value-type="float" office:value="1173205663762.5">
            <text:p>1,173,205,663,762.500000000000</text:p>
          </table:table-cell>
          <table:table-cell table:formula="of:=[.B6]*1000" office:value-type="float" office:value="1.1732056637625E+015">
            <text:p>1,173,205,663,762,500.000000000000</text:p>
          </table:table-cell>
          <table:table-cell table:formula="of:=[.C6]/100" office:value-type="float" office:value="11732056637625">
            <text:p>11,732,056,637,625.000000000000</text:p>
          </table:table-cell>
          <table:table-cell table:formula="of:=[.D6]/2.54" office:value-type="float" office:value="4618919936072.84">
            <text:p>4,618,919,936,072.840000000000</text:p>
          </table:table-cell>
          <table:table-cell table:number-columns-repeated="1019"/>
        </table:table-row>
        <table:table-row table:style-name="ro1">
          <table:table-cell office:value-type="string">
            <text:p>Light Minute</text:p>
          </table:table-cell>
          <table:table-cell table:formula="of:=[.B6]/60" office:value-type="float" office:value="19553427729.375">
            <text:p>19,553,427,729.375000000000</text:p>
          </table:table-cell>
          <table:table-cell table:formula="of:=[.B7]*1000" office:value-type="float" office:value="19553427729375">
            <text:p>19,553,427,729,375.000000000000</text:p>
          </table:table-cell>
          <table:table-cell table:formula="of:=[.C7]/100" office:value-type="float" office:value="195534277293.75">
            <text:p>195,534,277,293.750000000000</text:p>
          </table:table-cell>
          <table:table-cell table:formula="of:=[.D7]/2.54" office:value-type="float" office:value="76981998934.5472">
            <text:p>76,981,998,934.547200000000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ight Second</text:p>
          </table:table-cell>
          <table:table-cell table:style-name="ce4" table:formula="of:=[.B7]/60" office:value-type="float" office:value="325890462.15625">
            <text:p>325,890,462.156250000000</text:p>
          </table:table-cell>
          <table:table-cell table:style-name="ce4" table:formula="of:=[.B8]*1000" office:value-type="float" office:value="325890462156.25">
            <text:p>325,890,462,156.250000000000</text:p>
          </table:table-cell>
          <table:table-cell table:style-name="ce4" table:formula="of:=[.C8]/100" office:value-type="float" office:value="3258904621.5625">
            <text:p>3,258,904,621.562500000000</text:p>
          </table:table-cell>
          <table:table-cell table:style-name="ce4" table:formula="of:=[.D8]/2.54" office:value-type="float" office:value="1283033315.57579">
            <text:p>1,283,033,315.575790000000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Light Decisecond</text:p>
          </table:table-cell>
          <table:table-cell table:formula="of:=[.B8]/10" office:value-type="float" office:value="32589046.215625">
            <text:p>32,589,046.215625000000</text:p>
          </table:table-cell>
          <table:table-cell table:formula="of:=[.B9]*1000" office:value-type="float" office:value="32589046215.625">
            <text:p>32,589,046,215.625000000000</text:p>
          </table:table-cell>
          <table:table-cell table:formula="of:=[.C9]/100" office:value-type="float" office:value="325890462.15625">
            <text:p>325,890,462.156250000000</text:p>
          </table:table-cell>
          <table:table-cell table:formula="of:=[.D9]/2.54" office:value-type="float" office:value="128303331.557579">
            <text:p>128,303,331.557579000000</text:p>
          </table:table-cell>
          <table:table-cell table:number-columns-repeated="1019"/>
        </table:table-row>
        <table:table-row table:style-name="ro1">
          <table:table-cell office:value-type="string">
            <text:p>Light Centisecond</text:p>
          </table:table-cell>
          <table:table-cell table:formula="of:=[.B8]/100" office:value-type="float" office:value="3258904.6215625">
            <text:p>3,258,904.621562500000</text:p>
          </table:table-cell>
          <table:table-cell table:formula="of:=[.B10]*1000" office:value-type="float" office:value="3258904621.5625">
            <text:p>3,258,904,621.562500000000</text:p>
          </table:table-cell>
          <table:table-cell table:formula="of:=[.C10]/100" office:value-type="float" office:value="32589046.215625">
            <text:p>32,589,046.215625000000</text:p>
          </table:table-cell>
          <table:table-cell table:formula="of:=[.D10]/2.54" office:value-type="float" office:value="12830333.1557579">
            <text:p>12,830,333.1557579000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 Millisecond</text:p>
          </table:table-cell>
          <table:table-cell table:style-name="ce5" table:formula="of:=[.B8]/1000" office:value-type="float" office:value="325890.46215625">
            <text:p>325,890.462156250000</text:p>
          </table:table-cell>
          <table:table-cell table:style-name="ce5" table:formula="of:=[.B11]*1000" office:value-type="float" office:value="325890462.15625">
            <text:p>325,890,462.156250000000</text:p>
          </table:table-cell>
          <table:table-cell table:style-name="ce5" table:formula="of:=[.C11]/100" office:value-type="float" office:value="3258904.6215625">
            <text:p>3,258,904.621562500000</text:p>
          </table:table-cell>
          <table:table-cell table:style-name="ce5" table:formula="of:=[.D11]/2.54" office:value-type="float" office:value="1283033.31557579">
            <text:p>1,283,033.315575790000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formula="of:=[.B8]/10000" office:value-type="float" office:value="32589.046215625">
            <text:p>32,589.046215625000</text:p>
          </table:table-cell>
          <table:table-cell table:formula="of:=[.B12]*1000" office:value-type="float" office:value="32589046.215625">
            <text:p>32,589,046.215625000000</text:p>
          </table:table-cell>
          <table:table-cell table:formula="of:=[.C12]/100" office:value-type="float" office:value="325890.46215625">
            <text:p>325,890.462156250000</text:p>
          </table:table-cell>
          <table:table-cell table:formula="of:=[.D12]/2.54" office:value-type="float" office:value="128303.331557579">
            <text:p>128,303.331557579000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formula="of:=[.B8]/100000" office:value-type="float" office:value="3258.9046215625">
            <text:p>3,258.904621562500</text:p>
          </table:table-cell>
          <table:table-cell table:formula="of:=[.B13]*1000" office:value-type="float" office:value="3258904.6215625">
            <text:p>3,258,904.621562500000</text:p>
          </table:table-cell>
          <table:table-cell table:formula="of:=[.C13]/100" office:value-type="float" office:value="32589.046215625">
            <text:p>32,589.046215625000</text:p>
          </table:table-cell>
          <table:table-cell table:formula="of:=[.D13]/2.54" office:value-type="float" office:value="12830.3331557579">
            <text:p>12,830.333155757900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Light Microsecond</text:p>
          </table:table-cell>
          <table:table-cell table:formula="of:=[.B8]/1000000" office:value-type="float" office:value="325.89046215625">
            <text:p>325.890462156250</text:p>
          </table:table-cell>
          <table:table-cell table:formula="of:=[.B14]*1000" office:value-type="float" office:value="325890.46215625">
            <text:p>325,890.462156250000</text:p>
          </table:table-cell>
          <table:table-cell table:formula="of:=[.C14]/100" office:value-type="float" office:value="3258.9046215625">
            <text:p>3,258.904621562500</text:p>
          </table:table-cell>
          <table:table-cell table:formula="of:=[.D14]/2.54" office:value-type="float" office:value="1283.03331557579">
            <text:p>1,283.033315575790</text:p>
          </table:table-cell>
          <table:table-cell table:number-columns-repeated="1019"/>
        </table:table-row>
        <table:table-row table:style-name="ro1">
          <table:table-cell/>
          <table:table-cell table:formula="of:=[.B8]/10000000" office:value-type="float" office:value="32.589046215625">
            <text:p>32.589046215625</text:p>
          </table:table-cell>
          <table:table-cell table:formula="of:=[.B15]*1000" office:value-type="float" office:value="32589.046215625">
            <text:p>32,589.046215625000</text:p>
          </table:table-cell>
          <table:table-cell table:formula="of:=[.C15]/100" office:value-type="float" office:value="325.89046215625">
            <text:p>325.890462156250</text:p>
          </table:table-cell>
          <table:table-cell table:formula="of:=[.D15]/2.54" office:value-type="float" office:value="128.303331557579">
            <text:p>128.303331557579</text:p>
          </table:table-cell>
          <table:table-cell table:number-columns-repeated="1019"/>
        </table:table-row>
        <table:table-row table:style-name="ro1">
          <table:table-cell/>
          <table:table-cell table:formula="of:=[.B8]/100000000" office:value-type="float" office:value="3.2589046215625">
            <text:p>3.258904621563</text:p>
          </table:table-cell>
          <table:table-cell table:formula="of:=[.B16]*1000" office:value-type="float" office:value="3258.9046215625">
            <text:p>3,258.904621562500</text:p>
          </table:table-cell>
          <table:table-cell table:formula="of:=[.C16]/100" office:value-type="float" office:value="32.589046215625">
            <text:p>32.589046215625</text:p>
          </table:table-cell>
          <table:table-cell table:formula="of:=[.D16]/2.54" office:value-type="float" office:value="12.8303331557579">
            <text:p>12.83033315575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Light Nanosecond</text:p>
          </table:table-cell>
          <table:table-cell table:style-name="ce4" table:formula="of:=[.B8]/1000000000" office:value-type="float" office:value="0.32589046215625">
            <text:p>0.325890462156</text:p>
          </table:table-cell>
          <table:table-cell table:style-name="ce4" table:formula="of:=[.B17]*1000" office:value-type="float" office:value="325.89046215625">
            <text:p>325.890462156250</text:p>
          </table:table-cell>
          <table:table-cell table:style-name="ce4" table:formula="of:=[.C17]/100" office:value-type="float" office:value="3.2589046215625">
            <text:p>3.258904621563</text:p>
          </table:table-cell>
          <table:table-cell table:style-name="ce4" table:formula="of:=[.D17]/2.54" office:value-type="float" office:value="1.28303331557579">
            <text:p>1.283033315576</text:p>
          </table:table-cell>
          <table:table-cell table:style-name="ce1" table:number-columns-repeated="1019"/>
        </table:table-row>
        <table:table-row table:style-name="ro1">
          <table:table-cell/>
          <table:table-cell table:formula="of:=[.B8]/10000000000" office:value-type="float" office:value="0.032589046215625">
            <text:p>0.032589046216</text:p>
          </table:table-cell>
          <table:table-cell table:formula="of:=[.B18]*1000" office:value-type="float" office:value="32.589046215625">
            <text:p>32.589046215625</text:p>
          </table:table-cell>
          <table:table-cell table:formula="of:=[.C18]/100" office:value-type="float" office:value="0.32589046215625">
            <text:p>0.325890462156</text:p>
          </table:table-cell>
          <table:table-cell table:formula="of:=[.D18]/2.54" office:value-type="float" office:value="0.128303331557579">
            <text:p>0.128303331558</text:p>
          </table:table-cell>
          <table:table-cell table:number-columns-repeated="1019"/>
        </table:table-row>
        <table:table-row table:style-name="ro1">
          <table:table-cell/>
          <table:table-cell table:formula="of:=[.B8]/100000000000" office:value-type="float" office:value="0.0032589046215625">
            <text:p>0.003258904622</text:p>
          </table:table-cell>
          <table:table-cell table:formula="of:=[.B19]*1000" office:value-type="float" office:value="3.2589046215625">
            <text:p>3.258904621563</text:p>
          </table:table-cell>
          <table:table-cell table:formula="of:=[.C19]/100" office:value-type="float" office:value="0.032589046215625">
            <text:p>0.032589046216</text:p>
          </table:table-cell>
          <table:table-cell table:formula="of:=[.D19]/2.54" office:value-type="float" office:value="0.0128303331557579">
            <text:p>0.012830333156</text:p>
          </table:table-cell>
          <table:table-cell table:number-columns-repeated="1019"/>
        </table:table-row>
        <table:table-row table:style-name="ro1">
          <table:table-cell office:value-type="string">
            <text:p>Light Picosecond</text:p>
          </table:table-cell>
          <table:table-cell table:formula="of:=[.B8]/1000000000000" office:value-type="float" office:value="0.00032589046215625">
            <text:p>0.000325890462</text:p>
          </table:table-cell>
          <table:table-cell table:formula="of:=[.B20]*1000" office:value-type="float" office:value="0.32589046215625">
            <text:p>0.325890462156</text:p>
          </table:table-cell>
          <table:table-cell table:formula="of:=[.C20]/100" office:value-type="float" office:value="0.0032589046215625">
            <text:p>0.003258904622</text:p>
          </table:table-cell>
          <table:table-cell table:formula="of:=[.D20]/2.54" office:value-type="float" office:value="0.00128303331557579">
            <text:p>0.001283033316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2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8/15/2016</text:date>, <text:time>04:5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5M5S</meta:editing-duration>
    <meta:editing-cycles>4</meta:editing-cycles>
    <meta:generator>OpenOffice.org/3.3$Win32 OpenOffice.org_project/330m20$Build-9567</meta:generator>
    <dc:date>2016-08-15T04:52:02.56</dc: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